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5983b0" loext:opacity="100%"/>
    </style:style>
    <style:style style:name="P2" style:family="paragraph" style:parent-style-name="Text_20_body">
      <style:text-properties fo:color="#355269" loext:opacity="100%"/>
    </style:style>
    <style:style style:name="P3" style:family="paragraph" style:parent-style-name="Text_20_body">
      <style:text-properties fo:font-style="italic" officeooo:rsid="00130d39" officeooo:paragraph-rsid="00130d39" style:font-style-asian="italic" style:font-style-complex="italic"/>
    </style:style>
    <style:style style:name="P4" style:family="paragraph" style:parent-style-name="Text_20_body">
      <style:text-properties officeooo:rsid="0012e10a" officeooo:paragraph-rsid="0012e10a"/>
    </style:style>
    <style:style style:name="P5" style:family="paragraph" style:parent-style-name="Text_20_body">
      <style:text-properties officeooo:rsid="0012e10a" officeooo:paragraph-rsid="00157093"/>
    </style:style>
    <style:style style:name="P6" style:family="paragraph" style:parent-style-name="Text_20_body">
      <style:text-properties officeooo:rsid="00130d39" officeooo:paragraph-rsid="00130d39"/>
    </style:style>
    <style:style style:name="P7" style:family="paragraph" style:parent-style-name="Text_20_body">
      <style:text-properties officeooo:rsid="00233838" officeooo:paragraph-rsid="00241e23"/>
    </style:style>
    <style:style style:name="P8" style:family="paragraph" style:parent-style-name="Text_20_body">
      <style:text-properties officeooo:rsid="0012e10a" officeooo:paragraph-rsid="00130d39"/>
    </style:style>
    <style:style style:name="P9" style:family="paragraph" style:parent-style-name="Text_20_body">
      <style:text-properties officeooo:rsid="00130d39" officeooo:paragraph-rsid="001445d4"/>
    </style:style>
    <style:style style:name="P10" style:family="paragraph" style:parent-style-name="Text_20_body">
      <style:text-properties officeooo:rsid="00130d39" officeooo:paragraph-rsid="00146587"/>
    </style:style>
    <style:style style:name="P11" style:family="paragraph" style:parent-style-name="Text_20_body">
      <style:text-properties officeooo:rsid="0014ad88" officeooo:paragraph-rsid="0014ad88"/>
    </style:style>
    <style:style style:name="P12" style:family="paragraph" style:parent-style-name="Text_20_body">
      <style:text-properties officeooo:rsid="0012e10a" officeooo:paragraph-rsid="0014ad88"/>
    </style:style>
    <style:style style:name="P13" style:family="paragraph" style:parent-style-name="Text_20_body">
      <style:text-properties officeooo:rsid="00166bbb" officeooo:paragraph-rsid="00166bbb"/>
    </style:style>
    <style:style style:name="P14" style:family="paragraph" style:parent-style-name="Text_20_body">
      <style:text-properties officeooo:rsid="00130d39" officeooo:paragraph-rsid="00166bbb"/>
    </style:style>
    <style:style style:name="P15" style:family="paragraph" style:parent-style-name="Text_20_body">
      <style:text-properties officeooo:rsid="00166bbb" officeooo:paragraph-rsid="00241e23"/>
    </style:style>
    <style:style style:name="P16" style:family="paragraph" style:parent-style-name="Text_20_body">
      <style:text-properties officeooo:rsid="0017facf" officeooo:paragraph-rsid="0017facf"/>
    </style:style>
    <style:style style:name="P17" style:family="paragraph" style:parent-style-name="Text_20_body">
      <style:text-properties officeooo:rsid="00130d39" officeooo:paragraph-rsid="001ab552"/>
    </style:style>
    <style:style style:name="P18" style:family="paragraph" style:parent-style-name="Text_20_body">
      <style:text-properties officeooo:rsid="001ab552" officeooo:paragraph-rsid="001ab552"/>
    </style:style>
    <style:style style:name="P19" style:family="paragraph" style:parent-style-name="Text_20_body">
      <style:text-properties officeooo:rsid="001ab552" officeooo:paragraph-rsid="00233838"/>
    </style:style>
    <style:style style:name="P20" style:family="paragraph" style:parent-style-name="Text_20_body">
      <style:text-properties officeooo:rsid="001d064d" officeooo:paragraph-rsid="001d064d"/>
    </style:style>
    <style:style style:name="P21" style:family="paragraph" style:parent-style-name="Text_20_body">
      <style:text-properties officeooo:rsid="0012e10a" officeooo:paragraph-rsid="001d064d"/>
    </style:style>
    <style:style style:name="P22" style:family="paragraph" style:parent-style-name="Text_20_body">
      <style:text-properties officeooo:rsid="00130d39" officeooo:paragraph-rsid="00233838"/>
    </style:style>
    <style:style style:name="P23" style:family="paragraph" style:parent-style-name="Text_20_body">
      <style:text-properties officeooo:rsid="00166bbb" officeooo:paragraph-rsid="00233838"/>
    </style:style>
    <style:style style:name="P24" style:family="paragraph" style:parent-style-name="Text_20_body">
      <style:text-properties officeooo:rsid="001d064d" officeooo:paragraph-rsid="00233838"/>
    </style:style>
    <style:style style:name="P25" style:family="paragraph" style:parent-style-name="Text_20_body">
      <style:text-properties officeooo:rsid="0012e10a" officeooo:paragraph-rsid="00233838"/>
    </style:style>
    <style:style style:name="P26" style:family="paragraph" style:parent-style-name="Text_20_body">
      <style:text-properties officeooo:rsid="00233838" officeooo:paragraph-rsid="00233838"/>
    </style:style>
    <style:style style:name="T1" style:family="text">
      <style:text-properties officeooo:rsid="00146587"/>
    </style:style>
    <style:style style:name="T2" style:family="text">
      <style:text-properties officeooo:rsid="0022e2fd"/>
    </style:style>
    <style:style style:name="T3" style:family="text">
      <style:text-properties officeooo:rsid="00241e23"/>
    </style:style>
    <style:style style:name="T4" style:family="text">
      <style:text-properties officeooo:rsid="001e5bdc"/>
    </style:style>
    <style:style style:name="T5" style:family="text">
      <style:text-properties officeooo:rsid="00233838"/>
    </style:style>
    <style:style style:name="T6" style:family="text">
      <style:text-properties officeooo:rsid="00130d39"/>
    </style:style>
    <style:style style:name="T7" style:family="text">
      <style:text-properties officeooo:rsid="00157093"/>
    </style:style>
    <style:style style:name="T8" style:family="text">
      <style:text-properties officeooo:rsid="0012e10a"/>
    </style:style>
    <style:style style:name="T9" style:family="text">
      <style:text-properties officeooo:rsid="001445d4"/>
    </style:style>
    <style:style style:name="T10" style:family="text">
      <style:text-properties officeooo:rsid="0017facf"/>
    </style:style>
    <style:style style:name="T11" style:family="text">
      <style:text-properties officeooo:rsid="001ab552"/>
    </style:style>
    <style:style style:name="T12" style:family="text">
      <style:text-properties officeooo:rsid="001debbe"/>
    </style:style>
    <style:style style:name="T13" style:family="text">
      <style:text-properties officeooo:rsid="001d0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/>
      <text:p text:style-name="P3">Επιλέξτε όλες τις σωστές απαντήσεις, ανά περίπτωση <text:span text:style-name="T1">είναι ί</text:span><text:span text:style-name="T2">σως </text:span><text:span text:style-name="T1">παραπανω από μια</text:span>!</text:p>
      <text:p text:style-name="P4">1. Η μονάδα κιλ<text:span text:style-name="T3">ο</text:span>γραμμάριο (kgr) χρησιμοποιείται για <text:s/>μέτρηση της:</text:p>
      <text:p text:style-name="P4">Α. όγκου <text:tab/>Β. μάζας<text:tab/> Γ. εμβαδού<text:tab/> Δ. πυκνότητας</text:p>
      <text:p text:style-name="P4">2. Ποιά η διαφορά μεταξύ φυσικών– χημικών <text:s/>φαινόμενων. Αναφέρετε</text:p>
      <text:p text:style-name="P4">παραδειγματα!</text:p>
      <text:p text:style-name="P4">3. Η <text:span text:style-name="T4">θ</text:span>ερμοκρασία μετράται σε βαθμούς: </text:p>
      <text:p text:style-name="P4">Α. Κελσίου <text:tab/>Β. Κέλβιν<text:tab/> Γ. Φαρενάιτ<text:tab/> Δ. Μοίρες</text:p>
      <text:p text:style-name="P4">4. Η ένταση ηλεκτρικού ρεύματος <text:s/>μετράται σε:</text:p>
      <text:p text:style-name="P4">Α. Δευτερόλεπτα <text:tab/>Β. Volt<text:tab/> Γ. Μέτρα<text:tab/> Δ. Ampere</text:p>
      <text:p text:style-name="P4">5. Η ένταση φωτεινής πηγής μετράται σε:</text:p>
      <text:p text:style-name="P5">Α. Candela <text:span text:style-name="T5">(</text:span><text:span text:style-name="T6">cd</text:span><text:span text:style-name="T5">)</text:span> <text:s/><text:tab/>Β. Volt<text:tab/> Γ. <text:span text:style-name="T7">Lumen</text:span><text:tab/> Δ. Ampere</text:p>
      <text:p text:style-name="P6">6. <text:s/>Ο βρασμός <text:span text:style-name="T5">του νερού</text:span> είναι χημικό <text:s/>ή <text:span text:style-name="T3">φυσικό </text:span>φαινόμενο;</text:p>
      <text:p text:style-name="P7">Α. φυσικό <text:tab/>Β. χημικό</text:p>
      <text:p text:style-name="P6">7. Η αστραπή είναι χημικό <text:s/>ή <text:span text:style-name="T3">φυσικό </text:span>φαινόμενο;</text:p>
      <text:p text:style-name="P7">Α. φυσικό <text:tab/>Β. χημικό</text:p>
      <text:p text:style-name="P6">8. Η ακουστική μελετά την διαδοση του:</text:p>
      <text:p text:style-name="P6">Α. ήχου <text:tab/><text:span text:style-name="T8">Β. </text:span>φωτός<text:span text:style-name="T8"><text:tab/> Γ. </text:span>ηλεκτρικού ρευματος<text:span text:style-name="T8"><text:tab/> Δ. </text:span>φυσικού αερίου</text:p>
      <text:p text:style-name="P6">9. Η αστρονομία είναι υποσύνολο της:</text:p>
      <text:p text:style-name="P8">Α. <text:span text:style-name="T6">γαστρονομίας</text:span> <text:s/><text:tab/>Β. <text:span text:style-name="T6">αστροφυσικής</text:span><text:tab/> Γ. <text:span text:style-name="T6">μηχανικής</text:span> <text:tab/> Δ. <text:span text:style-name="T9">η</text:span><text:span text:style-name="T6">λεκτρονικής</text:span></text:p>
      <text:p text:style-name="P9">10. <text:span text:style-name="T9">Η κοσμολογία μελετά την:</text:span></text:p>
      <text:p text:style-name="P10"><text:span text:style-name="T9"><text:s/></text:span><text:span text:style-name="T8">Α. </text:span><text:span text:style-name="T9">αρχή του συμπαντος</text:span><text:span text:style-name="T8"> <text:s/><text:tab/>Β. </text:span><text:span text:style-name="T1">ε</text:span><text:span text:style-name="T9">ξέλιξή του </text:span><text:span text:style-name="T8"><text:tab/> Γ. έ</text:span><text:span text:style-name="T9">κτασή του </text:span><text:span text:style-name="T8"><text:s/>Δ. </text:span><text:span text:style-name="T9">προέλευση της ζωής</text:span></text:p>
      <text:p text:style-name="P11">11.<text:span text:style-name="T8"> Η μονάδα </text:span>λίτρο<text:span text:style-name="T8"> (</text:span>lt<text:span text:style-name="T8">) χρησιμοποιείται για <text:s/>μέτρηση της:</text:span></text:p>
      <text:p text:style-name="P12">Α. όγκου <text:tab/>Β. μάζας<text:tab/> Γ. εμβαδού<text:tab/> Δ. <text:span text:style-name="T4">π</text:span>υκνότητας</text:p>
      <text:p text:style-name="P13">12. Η οπτική μελετά την διάδοση του:</text:p>
      <text:p text:style-name="P14">Α. ήχου <text:tab/><text:span text:style-name="T8">Β. </text:span>φωτός<text:span text:style-name="T8"><text:tab/> Γ. </text:span>ηλεκτρικού ρεύματος<text:span text:style-name="T8"><text:tab/> Δ. </text:span>φυσικού αερίου</text:p>
      <text:p text:style-name="P15">13. Η μετατροπή του μούστου σε οίνο ειναι φυσικό <text:s/>ή <text:span text:style-name="T3">χημικό</text:span> φαινόμενο;</text:p>
      <text:p text:style-name="P7">Α. φυσικό <text:tab/>Β. χημικό</text:p>
      <text:p text:style-name="P13"><text:soft-page-break/>14. Η μετατροπή του οίνου σε ξύδι ειναι φυσικό <text:s/>ή <text:span text:style-name="T3">χημικό </text:span>φαινόμενο;</text:p>
      <text:p text:style-name="P7">Α. φυσικό <text:tab/><text:tab/>Β. χημικό</text:p>
      <text:p text:style-name="P16">15. Η ταχύτητα είναι μονόμετρο μέγεθος;</text:p>
      <text:p text:style-name="P17">Α. Σωστό <text:tab/><text:tab/>Β.Λάθος</text:p>
      <text:p text:style-name="P18">16. <text:s/>Η δύναμη είναι <text:s/><text:span text:style-name="T10">διανυσματικό </text:span>μεγεθος;</text:p>
      <text:p text:style-name="P17">Α. Σωστό <text:tab/><text:tab/>Β.Λάθος</text:p>
      <text:p text:style-name="P19">17. Η μετεωρολογία μελετά την … <text:s/>κυκλοφορία.</text:p>
      <text:p text:style-name="P17">Α. <text:span text:style-name="T11">ατμοσφαιρική</text:span> <text:tab/><text:span text:style-name="T8">Β. </text:span><text:span text:style-name="T12">θ</text:span><text:span text:style-name="T11">αλάσσια </text:span><text:span text:style-name="T8"><text:tab/> Γ. </text:span><text:span text:style-name="T11">οδική</text:span><text:span text:style-name="T8"><text:tab/> Δ. </text:span><text:span text:style-name="T12">ε</text:span><text:span text:style-name="T11">ν</text:span>αέρ<text:span text:style-name="T11">ια</text:span></text:p>
      <text:p text:style-name="P18">18. <text:s/>Η κλιματολογία είναι κλαδος της <text:s/>μετεωρολογίας;</text:p>
      <text:p text:style-name="P17">Α. Σωστό <text:tab/><text:tab/>Β.Λάθος</text:p>
      <text:p text:style-name="P18">19. Η πρόγνωση καιρού για την επομένη ημέρα εχει 20% ποσοστό αποτυχίας;</text:p>
      <text:p text:style-name="P17">Α. Σωστό <text:tab/><text:tab/>Β.Λάθος</text:p>
      <text:p text:style-name="P20">20. Ποιά απο τα παρακάτω είναι θεμελιώδη φυσικά μεγεθη;</text:p>
      <text:p text:style-name="P21">Α. όγκο<text:span text:style-name="T13">ς</text:span> <text:tab/>Β. μάζα<text:tab/><text:tab/> Γ. εμβαδό<text:span text:style-name="T13">ν</text:span><text:tab/> Δ. <text:span text:style-name="T5">μ</text:span><text:span text:style-name="T12">ήκος</text:span></text:p>
      <text:p text:style-name="P19"><text:span text:style-name="T5">2</text:span>1. Η <text:span text:style-name="T5">ωκεανο</text:span>γ<text:span text:style-name="T5">ραφ</text:span>ία μελετά την … <text:s/>κυκλοφορία.</text:p>
      <text:p text:style-name="P22">Α. <text:span text:style-name="T11">ατμοσφαιρική</text:span> <text:tab/><text:span text:style-name="T8">Β. </text:span><text:span text:style-name="T12">θ</text:span><text:span text:style-name="T11">αλάσσια </text:span><text:span text:style-name="T8"><text:tab/> Γ. </text:span><text:span text:style-name="T11">οδική</text:span><text:span text:style-name="T8"><text:tab/> Δ. </text:span><text:span text:style-name="T5">ε</text:span><text:span text:style-name="T11">ν</text:span>αέρ<text:span text:style-name="T11">ια</text:span></text:p>
      <text:p text:style-name="P23"><text:span text:style-name="T5">22</text:span>. Η μετατροπή του <text:span text:style-name="T5">σιδήρου</text:span> σε <text:span text:style-name="T5">σκουριά </text:span><text:s/>ειναι φυσικό φαινόμενο;</text:p>
      <text:p text:style-name="P22">Α. Σωστό <text:tab/><text:tab/>Β.Λάθος</text:p>
      <text:p text:style-name="P24">2<text:span text:style-name="T5">3</text:span>. Ποιά απο τα παρακάτω είναι <text:span text:style-name="T5">παράγωγα</text:span> φυσικά μεγεθη;</text:p>
      <text:p text:style-name="P25">Α. όγκο<text:span text:style-name="T13">ς</text:span> <text:tab/>Β. μάζα<text:tab/><text:tab/> Γ. εμβαδό<text:span text:style-name="T13">ν</text:span><text:tab/> Δ. <text:span text:style-name="T5">Μ</text:span><text:span text:style-name="T12">ήκος</text:span></text:p>
      <text:p text:style-name="P26">24. Το γάλα στο ψυγείο έληξε και εχει πλεον ξινίσει. Το φαινόμενο είναι:</text:p>
      <text:p text:style-name="P26">Α. φυσικό <text:tab/>Β. <text:span text:style-name="T3">χ</text:span>ημικό</text:p>
      <text:p text:style-name="P7">2<text:span text:style-name="T3">5</text:span>. Το <text:span text:style-name="T3">κοκκινιστό</text:span> στ<text:span text:style-name="T3">ην</text:span> <text:span text:style-name="T3">κατσαρόλα κά</text:span>η<text:span text:style-name="T3">κ</text:span>ε. Το φαινόμενο είναι:</text:p>
      <text:p text:style-name="P7">Α. φυσικό <text:tab/>Β. χημικό</text:p>
      <text:p text:style-name="P4"><text:s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el" number:transliteration-country="GR">
      <number:number number:decimal-places="0" number:min-decimal-places="0" number:min-integer-digits="1"/>
    </number:number-style>
    <number:number-style style:name="N109" loext:transliteration-spellout="capitalize cardinal" number:transliteration-language="el" number:transliteration-country="GR">
      <number:number number:decimal-places="0" number:min-decimal-places="0" number:min-integer-digits="1"/>
    </number:number-style>
    <number:number-style style:name="N110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11" loext:transliteration-spellout="upper cardinal" number:transliteration-language="el" number:transliteration-country="GR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16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17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18" loext:transliteration-spellout="upper USD" number:transliteration-language="el" number:transliteration-country="GR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0.06pt solid #729fcf" fo:border-bottom="none" fo:border-left="none" fo:border-right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1-07T10:32:18.195912307">07/11/24</text:date>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07T10:32:18.157031731</dc:date>
    <meta:editing-duration>PT29M58S</meta:editing-duration>
    <meta:editing-cycles>16</meta:editing-cycles>
    <meta:generator>LibreOffice/24.8.2.1$Linux_X86_64 LibreOffice_project/480$Build-1</meta:generator>
    <meta:print-date>2024-11-07T10:28:27.708271820</meta:print-date>
    <meta:printed-by>PDF files</meta:printed-by>
    <dc:title>Πρώτο κεφαλαιο</dc:title>
    <meta:document-statistic meta:table-count="0" meta:image-count="0" meta:object-count="0" meta:page-count="2" meta:paragraph-count="55" meta:word-count="381" meta:character-count="2293" meta:non-whitespace-character-count="1880"/>
  </office:meta>
</office:document-meta>
</file>